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b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iny85 Pinout (DIP-8):<text:line-break/><text:line-break/><text:line-break/>         +---\/---+ </text:p>
      <text:p text:style-name="P1"><text:s/>PB5  1 |        | 8  VCC  </text:p>
      <text:p text:style-name="P1"><text:s/>PB3  2 |        | 7  PB2  </text:p>
      <text:p text:style-name="P1"><text:s/>PB4  3 |        | 6  PB1  </text:p>
      <text:p text:style-name="P1">GND  4 |        | 5  PB0         </text:p>
      <text:p text:style-name="P1"><text:s text:c="12"/>+-------+<text:line-break/>Connections:<text:line-break/><text:line-break/>VCC (pin 8) → 3.3V or 5V power<text:line-break/>GND (pin 4) → Ground</text:p>
      <text:p text:style-name="P1"/>
      <text:p text:style-name="P1"><text:line-break/>DFPlayer Mini:<text:line-break/><text:line-break/>VCC → 3.3V or 5V power<text:line-break/>GND → Ground<text:line-break/>RX → ATtiny85 TX (PB3, pin 2) via 1k–2.2k resistor<text:line-break/>TX → ATtiny85 RX (PB0, pin 5)<text:line-break/>BUSY → ATtiny85 PB4 (pin 3)</text:p>
      <text:p text:style-name="P1"/>
      <text:p text:style-name="P1"><text:line-break/>Button:<text:line-break/><text:line-break/>One side → ATtiny85 PB2 (pin 7)<text:line-break/>Other side → GND</text:p>
      <text:p text:style-name="P1"/>
      <text:p text:style-name="P1"><text:line-break/>LED (with resistor, e.g., 220Ω):<text:line-break/><text:line-break/>Anode (+) → ATtiny85 PB1 (pin 6)<text:line-break/>Cathode (–) → GND</text:p>
      <text:p text:style-name="P1"/>
      <text:p text:style-name="P1"><text:line-break/>Speaker/Amplifier:<text:line-break/><text:line-break/>Connect to DFPlayer Mini speaker outputs</text:p>
      <text:p text:style-name="P1"/>
      <text:p text:style-name="P1"><text:line-break/>Decoupling Capacitors:<text:line-break/><text:line-break/>100nF ceramic: ATtiny85 VCC ↔ GND (close to chip)<text:line-break/>10μF electrolytic: Near amplifier pow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6:02:31.453402400</meta:creation-date>
    <meta:print-date>2025-10-14T16:05:08.756184800</meta:print-date>
    <dc:date>2025-10-14T16:20:02.502128600</dc:date>
    <meta:editing-duration>PT7M17S</meta:editing-duration>
    <meta:editing-cycles>1</meta:editing-cycles>
    <meta:document-statistic meta:table-count="0" meta:image-count="0" meta:object-count="0" meta:page-count="1" meta:paragraph-count="11" meta:word-count="133" meta:character-count="727" meta:non-whitespace-character-count="521"/>
    <meta:generator>LibreOffice/25.2.5.2$Windows_X86_64 LibreOffice_project/03d19516eb2e1dd5d4ccd751a0d6f35f35e08022</meta:generator>
  </office:meta>
</office:document-meta>
</file>